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6" style:family="table">
      <style:table-properties style:width="16.51cm" table:align="margins" style:writing-mode="lr-tb"/>
    </style:style>
    <style:style style:name="Table6.A" style:family="table-column">
      <style:table-column-properties style:column-width="6.519cm" style:rel-column-width="25877*"/>
    </style:style>
    <style:style style:name="Table6.B" style:family="table-column">
      <style:table-column-properties style:column-width="9.991cm" style:rel-column-width="3965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6.519cm" style:rel-column-width="25877*"/>
    </style:style>
    <style:style style:name="Table7.B" style:family="table-column">
      <style:table-column-properties style:column-width="9.991cm" style:rel-column-width="3965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style:text-autospace="none"/>
      <style:text-properties fo:font-size="10pt" fo:language="zxx" fo:country="none" style:font-size-asian="10pt" style:font-size-complex="10pt"/>
    </style:style>
    <style:style style:name="P4" style:family="paragraph" style:parent-style-name="Table_20_Contents">
      <style:text-properties style:font-name="Times New Roman"/>
    </style:style>
    <style:style style:name="P5" style:family="paragraph" style:parent-style-name="Table_20_Contents">
      <style:paragraph-properties style:text-autospace="none"/>
      <style:text-properties style:font-name="Times New Roman" fo:font-size="10pt" fo:language="zxx" fo:country="none" style:font-size-asian="10pt" style:font-size-complex="10pt"/>
    </style:style>
    <style:style style:name="P6" style:family="paragraph" style:parent-style-name="Text_20_body">
      <style:paragraph-properties fo:break-before="page"/>
    </style:style>
    <style:style style:name="P7" style:family="paragraph" style:parent-style-name="Contents_20_1">
      <style:paragraph-properties>
        <style:tab-stops>
          <style:tab-stop style:position="16.51cm" style:type="right" style:leader-style="dotted" style:leader-text="."/>
        </style:tab-stops>
      </style:paragraph-properties>
    </style:style>
    <style:style style:name="P8" style:family="paragraph" style:parent-style-name="Contents_20_2">
      <style:paragraph-properties>
        <style:tab-stops>
          <style:tab-stop style:position="16.011cm" style:type="right" style:leader-style="dotted" style:leader-text="."/>
        </style:tab-stops>
      </style:paragraph-properties>
    </style:style>
    <style:style style:name="P9"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0" style:family="paragraph" style:parent-style-name="Text_20_body" style:list-style-name="L1"/>
    <style:style style:name="P11" style:family="paragraph" style:parent-style-name="Heading_20_2">
      <style:paragraph-properties fo:break-before="page"/>
    </style:style>
    <style:style style:name="T1" style:family="text">
      <style:text-properties fo:font-style="italic"/>
    </style:style>
    <style:style style:name="T2" style:family="text">
      <style:text-properties style:text-position="-33% 80%" fo:font-style="italic"/>
    </style:style>
    <style:style style:name="T3" style:family="text">
      <style:text-properties fo:font-size="10pt" fo:language="zxx" fo:country="none" style:font-size-asian="10pt" style:font-size-complex="10pt"/>
    </style:style>
    <style:style style:name="T4" style:family="text">
      <style:text-properties fo:font-size="12pt" fo:language="zxx" fo:country="none"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formable registration programs</text:p>
      <text:p text:style-name="P1"/>
      <text:p text:style-name="P2">Gregory C. Sharp<text:line-break/>Revision <text:editing-cycles>219</text:editing-cycles><text:line-break/><text:modification-date style:data-style-name="N76">December 23,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Developers notes<text:tab/>1</text:p>
          <text:p text:style-name="P8">1.1Xform conversion<text:tab/>1</text:p>
          <text:p text:style-name="P8">1.2B-Spline registration<text:tab/>2</text:p>
        </text:index-body>
      </text:table-of-content>
      <text:h text:style-name="Heading_20_1" text:outline-level="1" text:is-list-header="true"/>
      <text:h text:style-name="Heading_20_1" text:outline-level="1">Developers notes</text:h>
      <text:p text:style-name="Standard"/>
      <text:p text:style-name="Standard">This section will be of no use anyone. It is just my random notes.</text:p>
      <text:h text:style-name="Heading_20_2" text:outline-level="2">Xform conversion</text:h>
      <text:h text:style-name="Heading_20_1" text:outline-level="1" text:is-list-header="true"/>
      <text:p text:style-name="Standard">Mainline converters</text:p>
      <text:p text:style-name="Standard"/>
      <table:table table:name="Table6" table:style-name="Table6">
        <table:table-column table:style-name="Table6.A"/>
        <table:table-column table:style-name="Table6.B"/>
        <table:table-row>
          <table:table-cell table:style-name="Table6.A1" office:value-type="string">
            <text:p text:style-name="P5">xform_itk_bsp_to_itk_bsp</text:p>
          </table:table-cell>
          <table:table-cell table:style-name="Table6.B1" office:value-type="string">
            <text:p text:style-name="Table_20_Contents">Resample itk bspline at new grid spacing using method from itk example code. <text:s/>How this works is not fully documented.</text:p>
          </table:table-cell>
        </table:table-row>
        <table:table-row>
          <table:table-cell table:style-name="Table6.A2" office:value-type="string">
            <text:p text:style-name="P5">xform_gpuit_bsp_to_itk_bsp</text:p>
          </table:table-cell>
          <table:table-cell table:style-name="Table6.B2" office:value-type="string">
            <text:p text:style-name="Table_20_Contents">Convert gpuit bsp to itk bsp by copying coefficients, then call <text:span text:style-name="T3">xform_itk_bsp_to_itk_bsp</text:span><text:span text:style-name="T4"> to resample at new grid spacing.</text:span></text:p>
          </table:table-cell>
        </table:table-row>
        <table:table-row>
          <table:table-cell table:style-name="Table6.A2" office:value-type="string">
            <text:p text:style-name="P4"/>
          </table:table-cell>
          <table:table-cell table:style-name="Table6.B2" office:value-type="string">
            <text:p text:style-name="Table_20_Contents"/>
          </table:table-cell>
        </table:table-row>
      </table:table>
      <text:p text:style-name="Standard"/>
      <text:p text:style-name="Standard">Auxiliary functions</text:p>
      <text:p text:style-name="Standard"/>
      <table:table table:name="Table7" table:style-name="Table7">
        <table:table-column table:style-name="Table7.A"/>
        <table:table-column table:style-name="Table7.B"/>
        <table:table-row>
          <table:table-cell table:style-name="Table7.A1" office:value-type="string">
            <text:p text:style-name="P3">itk_bsp_extend_to_region</text:p>
          </table:table-cell>
          <table:table-cell table:style-name="Table7.B1" office:value-type="string">
            <text:p text:style-name="Table_20_Contents">Extend the itk bspline to add zero valued control points at outside of region.</text:p>
          </table:table-cell>
        </table:table-row>
        <table:table-row>
          <table:table-cell table:style-name="Table7.A2" office:value-type="string">
            <text:p text:style-name="P3">gpuit_bsp_region_to_itk_bsp_region</text:p>
          </table:table-cell>
          <table:table-cell table:style-name="Table7.B2" office:value-type="string">
            <text:p text:style-name="Table_20_Contents">Change region flavor.</text:p>
          </table:table-cell>
        </table:table-row>
        <table:table-row>
          <table:table-cell table:style-name="Table7.A2" office:value-type="string">
            <text:p text:style-name="P3">gpuit_bsp_to_itk_bsp_raw</text:p>
          </table:table-cell>
          <table:table-cell table:style-name="Table7.B2" office:value-type="string">
            <text:p text:style-name="Table_20_Contents">Change bspline data structure without changing region or grid spacing.</text:p>
          </table:table-cell>
        </table:table-row>
      </table:table>
      <text:p text:style-name="Standard"/>
      <text:p text:style-name="Text_20_body">There is a Xform wrapper around the GPUIT structure. <text:s/>This was needed when the GPUIT code was a separate library, but is no longer needed?</text:p>
      <text:p text:style-name="Text_20_body"/>
      <text:p text:style-name="Text_20_body">The xgb values are set at the beginning of the stage. They are given exactly the same values as parms.</text:p>
      <text:p text:style-name="Text_20_body">It is used in two places. <text:span text:style-name="T3">gpuit_bsp_to_itk_bsp_raw and xform_gpuit_bsp_to_gpuit_bsp</text:span></text:p>
      <text:h text:style-name="Heading_20_2" text:outline-level="2"><text:soft-page-break/>Aligned B-Spline registration</text:h>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tab/>&lt;&lt; equation here &gt;&gt;</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draw:frame draw:style-name="fr1" draw:name="graphics2" text:anchor-type="as-char" svg:width="1.27cm" svg:height="0.466cm" draw:z-index="0"><draw:image xlink:href="../../../../Documents%20and%20Settings/Administrator/Local%20Settings/Temp/msoclip1/01/clip_image004.gif" xlink:type="simple" xlink:show="embed" xlink:actuate="onLoad"/></draw:frame>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p text:style-name="Text_20_body"/>
      <text:p text:style-name="P6"/>
      <text:h text:style-name="P11" text:outline-level="2">Optimization issues</text:h>
      <text:p text:style-name="Text_20_body">There are issues with the optimizer. Some alternatives:</text:p>
      <text:list xml:id="list36624255" text:style-name="L1">
        <text:list-item>
          <text:p text:style-name="P10">LBFGS</text:p>
        </text:list-item>
        <text:list-item>
          <text:p text:style-name="P10">Libopt/modulopt</text:p>
          <text:list>
            <text:list-item>
              <text:p text:style-name="P10">fmincon: cuter</text:p>
            </text:list-item>
            <text:list-item>
              <text:p text:style-name="P10">lbfgs: cuter modulopt modulopttoys</text:p>
            </text:list-item>
            <text:list-item>
              <text:p text:style-name="P10">lbfgsb: cuter modulopt modulopttoys</text:p>
            </text:list-item>
            <text:list-item>
              <text:p text:style-name="P10">m1qn3: cuter modulopt modulopttoys</text:p>
            </text:list-item>
            <text:list-item>
              <text:p text:style-name="P10">n1cv2: modulopt modulopttoys</text:p>
            </text:list-item>
            <text:list-item>
              <text:p text:style-name="P10">n2qn1: cuter modulopt modulopttoys</text:p>
            </text:list-item>
            <text:list-item>
              <text:p text:style-name="P10">sqplab: cuter</text:p>
            </text:list-item>
          </text:list>
        </text:list-item>
        <text:list-item>
          <text:p text:style-name="P10">Lancelot</text:p>
        </text:list-item>
        <text:list-item>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8-12-23T16:53:55.60</dc:date>
    <meta:editing-cycles>219</meta:editing-cycles>
    <meta:editing-duration>PT86H36M06S</meta:editing-duration>
    <meta:document-statistic meta:table-count="2" meta:image-count="1" meta:object-count="0" meta:page-count="4" meta:paragraph-count="44" meta:word-count="655" meta:character-count="4176"/>
    <meta:user-defined meta:name="Info 1"/>
    <meta:user-defined meta:name="Info 2"/>
    <meta:user-defined meta:name="Info 3"/>
    <meta:user-defined meta:name="Info 4"/>
  </office:meta>
</office:document-meta>
</file>